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766e" draw:marker-start-width="0.279cm" draw:marker-end-width="0.279cm" draw:fill-color="#e1f7f4" draw:opacity="0%" draw:textarea-horizontal-align="justify" draw:textarea-vertical-align="middle" draw:auto-grow-height="false" fo:min-height="4.006cm" fo:min-width="6.1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766e" draw:marker-start-width="0.279cm" draw:marker-end-width="0.279cm" draw:fill-color="#e1f7f4" draw:opacity="0%" draw:textarea-horizontal-align="justify" draw:textarea-vertical-align="middle" draw:auto-grow-height="false" fo:min-height="0.59cm" fo:min-width="6.1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33766e" draw:marker-start-width="0.279cm" draw:marker-end-width="0.279cm" draw:fill-color="#e1f7f4" draw:opacity="0%" draw:textarea-horizontal-align="justify" draw:textarea-vertical-align="middle" draw:auto-grow-height="false" fo:min-height="0.806cm" fo:min-width="6.1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3766e" draw:marker-start-width="0.279cm" draw:marker-end-width="0.279cm" draw:fill-color="#e1f7f4" draw:opacity="0%" draw:textarea-horizontal-align="justify" draw:textarea-vertical-align="middle" draw:auto-grow-height="false" fo:min-height="1.306cm" fo:min-width="6.148cm" fo:padding-top="0.151cm" fo:padding-bottom="0.151cm" fo:padding-left="0.276cm" fo:padding-right="0.276cm"/>
    </style:style>
    <style:style style:name="gr5" style:family="graphic" style:parent-style-name="objectwithoutfill">
      <style:graphic-properties svg:stroke-color="#33766e" draw:marker-end="Arrow" draw:marker-end-width="0.3cm" draw:fill="none" draw:textarea-vertical-align="middle"/>
    </style:style>
    <style:style style:name="P1" style:family="paragraph">
      <style:paragraph-properties fo:text-align="start"/>
      <style:text-properties fo:color="#33766e" fo:font-size="14pt"/>
    </style:style>
    <style:style style:name="P2" style:family="paragraph">
      <loext:graphic-properties draw:fill-color="#e1f7f4" draw:opacity="0%"/>
      <style:paragraph-properties fo:text-align="start"/>
      <style:text-properties fo:color="#33766e" fo:font-size="14pt"/>
    </style:style>
    <style:style style:name="P3" style:family="paragraph">
      <style:paragraph-properties fo:text-align="center"/>
      <style:text-properties fo:color="#33766e" fo:font-size="14pt"/>
    </style:style>
    <style:style style:name="P4" style:family="paragraph">
      <loext:graphic-properties draw:fill-color="#e1f7f4" draw:opacity="0%"/>
      <style:paragraph-properties fo:text-align="center"/>
      <style:text-properties fo:color="#33766e" fo:font-size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33766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ustom-shape draw:style-name="gr1" draw:text-style-name="P2" draw:layer="layout" svg:width="6.7cm" svg:height="4.308cm" svg:x="7.1cm" svg:y="13.292cm">
            <text:p text:style-name="P1"><text:span text:style-name="T1">.\nouveauFichier.txt</text:span></text:p>
            <text:p text:style-name="P1">.\fichier.txt</text:p>
            <text:p text:style-name="P1">.\document.docx</text:p>
            <text:p text:style-name="P1">.\dossier\classeur.xlsx</text:p>
            <text:p text:style-name="P1">.\dossier2\livre.pdf</text:p>
            <text:p text:style-name="P1">.\dossier2\dossier3\texte.txt</text:p>
            <text:p text:style-name="P1">.\dossier15\maphoto.jpg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7cm" svg:height="0.892cm" svg:x="7.1cm" svg:y="12.4cm">
            <text:p text:style-name="P3">Liste du dossier local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6.7cm" svg:height="4.308cm" svg:x="16cm" svg:y="13.292cm">
            <text:p text:style-name="P1">.\fichier.txt</text:p>
            <text:p text:style-name="P1">.\document.docx</text:p>
            <text:p text:style-name="P1">.\dossier\classeur.xlsx</text:p>
            <text:p text:style-name="P1">.\dossier2\livre.pdf</text:p>
            <text:p text:style-name="P1">.\dossier2\dossier3\texte.txt</text:p>
            <text:p text:style-name="P1">.\dossier15\maphoto.jpg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7cm" svg:height="0.892cm" svg:x="16cm" svg:y="12.4cm">
            <text:p text:style-name="P3">Liste de la boite mail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xml:id="id2" draw:id="id2" draw:layer="layout" svg:width="6.7cm" svg:height="1.108cm" svg:x="11.5cm" svg:y="9.692cm">
          <text:p text:style-name="P3"><text:span text:style-name="T2">Comparaison des list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7cm" svg:height="1.608cm" svg:x="11.5cm" svg:y="6.492cm">
          <text:p text:style-name="P3"><text:span text:style-name="T2">Nouveau fichier trouvé :</text:span></text:p>
          <text:p text:style-name="P3"><text:span text:style-name="T1">.\nouveauFichier.tx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0.45cm" svg:y1="12.4cm" svg:x2="11.5cm" svg:y2="10.246cm" draw:start-shape="id1" draw:start-glue-point="0" draw:end-shape="id2" draw:end-glue-point="3" svg:d="M10450 12400c0-1436 350-2154 1050-2154" svg:viewBox="0 0 1051 2155">
          <text:p/>
        </draw:connector>
        <draw:connector draw:style-name="gr5" draw:text-style-name="P5" draw:layer="layout" draw:type="curve" svg:x1="19.35cm" svg:y1="12.4cm" svg:x2="18.2cm" svg:y2="10.246cm" draw:start-shape="id3" draw:start-glue-point="0" draw:end-shape="id2" draw:end-glue-point="1" svg:d="M19350 12400c0-1436-383-2154-1150-2154" svg:viewBox="0 0 1151 2155">
          <text:p/>
        </draw:connector>
        <draw:connector draw:style-name="gr5" draw:text-style-name="P5" draw:layer="layout" draw:type="curve" svg:x1="14.85cm" svg:y1="9.692cm" svg:x2="14.85cm" svg:y2="8.1cm" draw:start-shape="id2" draw:start-glue-point="0" draw:end-shape="id4" draw:end-glue-point="2" svg:d="M14850 9692v-1592" svg:viewBox="0 0 1 1593">
          <text:p/>
        </draw:connector>
        <draw:custom-shape draw:style-name="gr4" draw:text-style-name="P4" xml:id="id5" draw:id="id5" draw:layer="layout" svg:width="6.7cm" svg:height="1.608cm" svg:x="11.5cm" svg:y="3.392cm">
          <text:p text:style-name="P3"><text:span text:style-name="T2">Envoi du nouveau fichier</text:span></text:p>
          <text:p text:style-name="P3"><text:span text:style-name="T2">dans la boite mai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4.85cm" svg:y1="6.492cm" svg:x2="14.85cm" svg:y2="5cm" draw:start-shape="id4" draw:start-glue-point="0" draw:end-shape="id5" draw:end-glue-point="2" svg:d="M14850 6492v-1492" svg:viewBox="0 0 1 14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4:22:26.360000000</meta:creation-date>
    <dc:date>2017-05-05T15:41:01.285000000</dc:date>
    <meta:editing-duration>PT57M14S</meta:editing-duration>
    <meta:editing-cycles>1</meta:editing-cycles>
    <meta:document-statistic meta:object-count="13"/>
    <meta:generator>LibreOffice/5.3.2.2$Windows_x86 LibreOffice_project/6cd4f1ef626f15116896b1d8e1398b56da0d0ee1</meta:generator>
  </office:meta>
</office:document-meta>
</file>